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Consolas" svg:font-family="Consolas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7cm"/>
    </style:style>
    <style:style style:name="Table1.A1" style:family="table-cell">
      <style:table-cell-properties style:vertical-align="middle" fo:background-color="#f4f3ec" fo:padding="0cm" fo:border="none">
        <style:background-image/>
      </style:table-cell-properties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17cm"/>
    </style:style>
    <style:style style:name="Table2.A1" style:family="table-cell">
      <style:table-cell-properties style:vertical-align="middle" fo:background-color="#f4f3ec" fo:padding="0cm" fo:border="none">
        <style:background-image/>
      </style:table-cell-properties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17cm"/>
    </style:style>
    <style:style style:name="Table3.A1" style:family="table-cell">
      <style:table-cell-properties style:vertical-align="middle" fo:background-color="#f4f3ec" fo:padding="0cm" fo:border="none">
        <style:background-image/>
      </style:table-cell-properties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17cm"/>
    </style:style>
    <style:style style:name="Table4.A1" style:family="table-cell">
      <style:table-cell-properties style:vertical-align="middle" fo:background-color="#f4f3ec" fo:padding="0cm" fo:border="none">
        <style:background-image/>
      </style:table-cell-properties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17cm"/>
    </style:style>
    <style:style style:name="Table5.A1" style:family="table-cell">
      <style:table-cell-properties style:vertical-align="middle" fo:background-color="#f4f3ec" fo:padding="0cm" fo:border="none">
        <style:background-image/>
      </style:table-cell-properties>
    </style:style>
    <style:style style:name="Table6" style:family="table">
      <style:table-properties style:width="17cm" table:align="left"/>
    </style:style>
    <style:style style:name="Table6.A" style:family="table-column">
      <style:table-column-properties style:column-width="17cm"/>
    </style:style>
    <style:style style:name="Table6.A1" style:family="table-cell">
      <style:table-cell-properties style:vertical-align="middle" fo:background-color="#f4f3ec" fo:padding="0cm" fo:border="none">
        <style:background-image/>
      </style:table-cell-properties>
    </style:style>
    <style:style style:name="Table7" style:family="table">
      <style:table-properties style:width="17cm" table:align="left"/>
    </style:style>
    <style:style style:name="Table7.A" style:family="table-column">
      <style:table-column-properties style:column-width="17cm"/>
    </style:style>
    <style:style style:name="Table7.A1" style:family="table-cell">
      <style:table-cell-properties style:vertical-align="middle" fo:background-color="#f4f3ec" fo:padding="0cm" fo:border="none">
        <style:background-image/>
      </style:table-cell-properties>
    </style:style>
    <style:style style:name="Table8" style:family="table">
      <style:table-properties style:width="17cm" table:align="left"/>
    </style:style>
    <style:style style:name="Table8.A" style:family="table-column">
      <style:table-column-properties style:column-width="17cm"/>
    </style:style>
    <style:style style:name="Table8.A1" style:family="table-cell">
      <style:table-cell-properties style:vertical-align="middle" fo:background-color="#f4f3ec" fo:padding="0cm" fo:border="none">
        <style:background-image/>
      </style:table-cell-properties>
    </style:style>
    <style:style style:name="Table9" style:family="table">
      <style:table-properties style:width="17cm" table:align="left"/>
    </style:style>
    <style:style style:name="Table9.A" style:family="table-column">
      <style:table-column-properties style:column-width="17cm"/>
    </style:style>
    <style:style style:name="Table9.A1" style:family="table-cell">
      <style:table-cell-properties style:vertical-align="middle" fo:background-color="#f4f3ec" fo:padding="0cm" fo:border="none">
        <style:background-image/>
      </style:table-cell-properties>
    </style:style>
    <style:style style:name="Table10" style:family="table">
      <style:table-properties style:width="17cm" table:align="left"/>
    </style:style>
    <style:style style:name="Table10.A" style:family="table-column">
      <style:table-column-properties style:column-width="17cm"/>
    </style:style>
    <style:style style:name="Table10.A1" style:family="table-cell">
      <style:table-cell-properties style:vertical-align="middle" fo:background-color="#f4f3ec" fo:padding="0cm" fo:border="none">
        <style:background-image/>
      </style:table-cell-properties>
    </style:style>
    <style:style style:name="P1" style:family="paragraph" style:parent-style-name="Preformatted_20_Text">
      <style:text-properties officeooo:rsid="001ff3e9" officeooo:paragraph-rsid="002681eb"/>
    </style:style>
    <style:style style:name="P2" style:family="paragraph" style:parent-style-name="Preformatted_20_Text">
      <style:text-properties officeooo:rsid="002681eb" officeooo:paragraph-rsid="002681eb"/>
    </style:style>
    <style:style style:name="P3" style:family="paragraph" style:parent-style-name="Preformatted_20_Text">
      <style:text-properties fo:color="#c9211e" loext:opacity="100%" style:font-name="Liberation Mono" officeooo:rsid="002681eb" officeooo:paragraph-rsid="003579ed"/>
    </style:style>
    <style:style style:name="P4" style:family="paragraph" style:parent-style-name="Preformatted_20_Text">
      <style:text-properties fo:color="#c9211e" loext:opacity="100%" style:font-name="Liberation Mono" officeooo:rsid="002681eb" officeooo:paragraph-rsid="002681eb"/>
    </style:style>
    <style:style style:name="P5" style:family="paragraph" style:parent-style-name="Preformatted_20_Text">
      <style:text-properties fo:color="#c9211e" loext:opacity="100%" style:font-name="Liberation Mono" officeooo:rsid="002681eb" officeooo:paragraph-rsid="00377027"/>
    </style:style>
    <style:style style:name="P6" style:family="paragraph" style:parent-style-name="Preformatted_20_Text">
      <style:text-properties fo:color="#c9211e" loext:opacity="100%" style:font-name="Liberation Mono" fo:font-size="12pt" officeooo:rsid="002681eb" officeooo:paragraph-rsid="002681eb" style:font-size-asian="12pt" style:font-size-complex="12pt"/>
    </style:style>
    <style:style style:name="P7" style:family="paragraph" style:parent-style-name="Preformatted_20_Text">
      <style:text-properties fo:color="#c9211e" loext:opacity="100%" style:font-name="Liberation Mono" officeooo:paragraph-rsid="00280766"/>
    </style:style>
    <style:style style:name="P8" style:family="paragraph" style:parent-style-name="Preformatted_20_Text">
      <style:text-properties fo:color="#c9211e" loext:opacity="100%" style:font-name="Liberation Mono" officeooo:rsid="00377027" officeooo:paragraph-rsid="00377027"/>
    </style:style>
    <style:style style:name="P9" style:family="paragraph" style:parent-style-name="Preformatted_20_Text">
      <style:text-properties officeooo:rsid="002918d4" officeooo:paragraph-rsid="002918d4"/>
    </style:style>
    <style:style style:name="P10" style:family="paragraph" style:parent-style-name="Preformatted_20_Text">
      <style:text-properties fo:color="#000000" loext:opacity="100%" style:font-name="Liberation Mono" officeooo:rsid="00202419" officeooo:paragraph-rsid="003579ed"/>
    </style:style>
    <style:style style:name="P11" style:family="paragraph" style:parent-style-name="Preformatted_20_Text">
      <style:text-properties fo:color="#000000" loext:opacity="100%" style:font-name="Liberation Mono" officeooo:rsid="00202419" officeooo:paragraph-rsid="0036ff1d"/>
    </style:style>
    <style:style style:name="P12" style:family="paragraph" style:parent-style-name="Preformatted_20_Text">
      <style:text-properties fo:color="#000000" loext:opacity="100%" style:font-name="Liberation Mono" officeooo:rsid="002918d4" officeooo:paragraph-rsid="003579ed"/>
    </style:style>
    <style:style style:name="P13" style:family="paragraph" style:parent-style-name="Preformatted_20_Text">
      <style:text-properties fo:color="#000000" loext:opacity="100%" style:font-name="Liberation Mono" officeooo:rsid="002918d4" officeooo:paragraph-rsid="001ff3e9"/>
    </style:style>
    <style:style style:name="P14" style:family="paragraph" style:parent-style-name="Preformatted_20_Text">
      <style:text-properties fo:color="#000000" loext:opacity="100%" style:font-name="Liberation Mono" officeooo:rsid="002918d4" officeooo:paragraph-rsid="002992d7"/>
    </style:style>
    <style:style style:name="P15" style:family="paragraph" style:parent-style-name="Preformatted_20_Text">
      <style:text-properties fo:color="#000000" loext:opacity="100%" style:font-name="Liberation Mono" officeooo:rsid="002918d4" officeooo:paragraph-rsid="0036ff1d"/>
    </style:style>
    <style:style style:name="P16" style:family="paragraph" style:parent-style-name="Preformatted_20_Text">
      <style:text-properties fo:color="#000000" loext:opacity="100%" style:font-name="Liberation Mono" officeooo:rsid="00313503" officeooo:paragraph-rsid="00313503"/>
    </style:style>
    <style:style style:name="P17" style:family="paragraph" style:parent-style-name="Preformatted_20_Text">
      <style:text-properties fo:color="#000000" loext:opacity="100%" style:font-name="Liberation Mono" officeooo:rsid="00313503" officeooo:paragraph-rsid="0036ff1d"/>
    </style:style>
    <style:style style:name="P18" style:family="paragraph" style:parent-style-name="Preformatted_20_Text">
      <style:text-properties fo:color="#ff0000" loext:opacity="100%" style:font-name="Liberation Mono" fo:font-size="13pt" officeooo:rsid="003579ed" officeooo:paragraph-rsid="003579ed" style:font-size-asian="13pt" style:font-size-complex="13pt"/>
    </style:style>
    <style:style style:name="P19" style:family="paragraph" style:parent-style-name="Preformatted_20_Text">
      <style:text-properties fo:color="#ff0000" loext:opacity="100%" style:font-name="Liberation Mono" fo:font-size="13pt" officeooo:rsid="003579ed" officeooo:paragraph-rsid="00377027" style:font-size-asian="13pt" style:font-size-complex="13pt"/>
    </style:style>
    <style:style style:name="P20" style:family="paragraph" style:parent-style-name="Preformatted_20_Text">
      <style:text-properties fo:color="#ff0000" loext:opacity="100%" style:font-name="Liberation Mono" officeooo:rsid="003579ed" officeooo:paragraph-rsid="003579ed"/>
    </style:style>
    <style:style style:name="P21" style:family="paragraph" style:parent-style-name="Preformatted_20_Text">
      <style:text-properties fo:color="#ff0000" loext:opacity="100%" style:font-name="Liberation Mono" officeooo:rsid="003579ed" officeooo:paragraph-rsid="00377027"/>
    </style:style>
    <style:style style:name="P22" style:family="paragraph" style:parent-style-name="Preformatted_20_Text">
      <style:text-properties fo:color="#ff0000" loext:opacity="100%" style:font-name="Liberation Mono" officeooo:rsid="00202419" officeooo:paragraph-rsid="002681eb"/>
    </style:style>
    <style:style style:name="P23" style:family="paragraph" style:parent-style-name="Preformatted_20_Text">
      <style:text-properties fo:color="#ff0000" loext:opacity="100%" style:font-name="Liberation Mono" officeooo:rsid="00377027" officeooo:paragraph-rsid="00377027"/>
    </style:style>
    <style:style style:name="P24" style:family="paragraph" style:parent-style-name="Preformatted_20_Text">
      <style:text-properties fo:color="#ff0000" loext:opacity="100%" style:font-name="Liberation Mono" fo:font-size="12pt" officeooo:rsid="003579ed" officeooo:paragraph-rsid="00377027" style:font-size-asian="12pt" style:font-size-complex="12pt"/>
    </style:style>
    <style:style style:name="P25" style:family="paragraph" style:parent-style-name="Preformatted_20_Text">
      <style:text-properties fo:color="#ff0000" loext:opacity="100%" style:font-name="Liberation Mono" fo:font-size="12pt" officeooo:rsid="003579ed" officeooo:paragraph-rsid="003579ed" style:font-size-asian="12pt" style:font-size-complex="12pt"/>
    </style:style>
    <style:style style:name="P26" style:family="paragraph" style:parent-style-name="Preformatted_20_Text">
      <style:text-properties style:font-name="Liberation Mono" officeooo:rsid="00202419" officeooo:paragraph-rsid="003579ed"/>
    </style:style>
    <style:style style:name="P27" style:family="paragraph" style:parent-style-name="Preformatted_20_Text">
      <style:text-properties style:font-name="Liberation Mono" officeooo:rsid="00202419" officeooo:paragraph-rsid="001ff3e9"/>
    </style:style>
    <style:style style:name="P28" style:family="paragraph" style:parent-style-name="Preformatted_20_Text">
      <style:text-properties style:font-name="Liberation Mono" officeooo:rsid="00202419" officeooo:paragraph-rsid="00202419"/>
    </style:style>
    <style:style style:name="P29" style:family="paragraph" style:parent-style-name="Preformatted_20_Text">
      <style:text-properties style:font-name="Liberation Mono" officeooo:rsid="00202419" officeooo:paragraph-rsid="00304ade"/>
    </style:style>
    <style:style style:name="P30" style:family="paragraph" style:parent-style-name="Preformatted_20_Text">
      <style:text-properties style:font-name="Liberation Mono" officeooo:rsid="00202419" officeooo:paragraph-rsid="0036ff1d"/>
    </style:style>
    <style:style style:name="P31" style:family="paragraph" style:parent-style-name="Preformatted_20_Text">
      <style:text-properties style:font-name="Liberation Mono" officeooo:rsid="00202419" officeooo:paragraph-rsid="00377027"/>
    </style:style>
    <style:style style:name="P32" style:family="paragraph" style:parent-style-name="Preformatted_20_Text">
      <style:text-properties style:font-name="Liberation Mono" officeooo:rsid="00202419" officeooo:paragraph-rsid="002681eb"/>
    </style:style>
    <style:style style:name="P33" style:family="paragraph" style:parent-style-name="Preformatted_20_Text">
      <style:text-properties style:font-name="Liberation Mono" officeooo:paragraph-rsid="001ff3e9"/>
    </style:style>
    <style:style style:name="P34" style:family="paragraph" style:parent-style-name="Preformatted_20_Text">
      <style:text-properties style:font-name="Liberation Mono" fo:font-size="12pt" officeooo:rsid="001ff3e9" officeooo:paragraph-rsid="003579ed" style:font-size-asian="12pt" style:font-size-complex="12pt"/>
    </style:style>
    <style:style style:name="P35" style:family="paragraph" style:parent-style-name="Preformatted_20_Text">
      <style:text-properties style:font-name="Liberation Mono" fo:font-size="12pt" officeooo:rsid="001ff3e9" officeooo:paragraph-rsid="0036ff1d" style:font-size-asian="12pt" style:font-size-complex="12pt"/>
    </style:style>
    <style:style style:name="P36" style:family="paragraph" style:parent-style-name="Preformatted_20_Text">
      <style:text-properties style:font-name="Liberation Mono" officeooo:rsid="001ff3e9" officeooo:paragraph-rsid="003579ed"/>
    </style:style>
    <style:style style:name="P37" style:family="paragraph" style:parent-style-name="Preformatted_20_Text">
      <style:text-properties style:font-name="Liberation Mono" officeooo:rsid="001ff3e9" officeooo:paragraph-rsid="00377027"/>
    </style:style>
    <style:style style:name="P38" style:family="paragraph" style:parent-style-name="Preformatted_20_Text">
      <style:text-properties style:font-name="Liberation Mono" officeooo:rsid="001ff3e9" officeooo:paragraph-rsid="002ff8ec"/>
    </style:style>
    <style:style style:name="P39" style:family="paragraph" style:parent-style-name="Preformatted_20_Text">
      <style:text-properties style:font-name="Liberation Mono" officeooo:rsid="001ff3e9" officeooo:paragraph-rsid="001ff3e9"/>
    </style:style>
    <style:style style:name="P40" style:family="paragraph" style:parent-style-name="Preformatted_20_Text">
      <style:text-properties style:font-name="Liberation Mono" officeooo:rsid="001ff3e9" officeooo:paragraph-rsid="0036ff1d"/>
    </style:style>
    <style:style style:name="P41" style:family="paragraph" style:parent-style-name="Preformatted_20_Text">
      <style:text-properties style:font-name="Liberation Mono" officeooo:rsid="001ff3e9" officeooo:paragraph-rsid="002681eb"/>
    </style:style>
    <style:style style:name="P42" style:family="paragraph" style:parent-style-name="Preformatted_20_Text">
      <style:text-properties style:font-name="Liberation Mono" officeooo:rsid="002681eb" officeooo:paragraph-rsid="003579ed"/>
    </style:style>
    <style:style style:name="P43" style:family="paragraph" style:parent-style-name="Preformatted_20_Text">
      <style:text-properties style:font-name="Liberation Mono" officeooo:rsid="002681eb" officeooo:paragraph-rsid="00377027"/>
    </style:style>
    <style:style style:name="P44" style:family="paragraph" style:parent-style-name="Preformatted_20_Text">
      <style:text-properties style:font-name="Liberation Mono" officeooo:paragraph-rsid="002681eb"/>
    </style:style>
    <style:style style:name="P45" style:family="paragraph" style:parent-style-name="Standard">
      <style:text-properties fo:color="#ff0000" loext:opacity="100%" style:font-name="Liberation Mono" officeooo:rsid="003579ed" officeooo:paragraph-rsid="003579ed"/>
    </style:style>
    <style:style style:name="P46" style:family="paragraph" style:parent-style-name="Standard">
      <style:text-properties fo:color="#ff0000" loext:opacity="100%" style:font-name="Liberation Mono" officeooo:rsid="001d1a6f" officeooo:paragraph-rsid="001ff3e9"/>
    </style:style>
    <style:style style:name="P47" style:family="paragraph" style:parent-style-name="Standard">
      <style:text-properties style:font-name="Liberation Mono" officeooo:rsid="001d1a6f" officeooo:paragraph-rsid="001ff3e9"/>
    </style:style>
    <style:style style:name="P48" style:family="paragraph" style:parent-style-name="Standard">
      <style:text-properties style:font-name="Liberation Mono" officeooo:rsid="001d1a6f" officeooo:paragraph-rsid="002681eb"/>
    </style:style>
    <style:style style:name="P49" style:family="paragraph" style:parent-style-name="Standard">
      <style:text-properties style:font-name="Liberation Mono" officeooo:rsid="001d1a6f" officeooo:paragraph-rsid="0036ff1d"/>
    </style:style>
    <style:style style:name="P50" style:family="paragraph" style:parent-style-name="Standard">
      <style:text-properties style:font-name="Liberation Mono" officeooo:rsid="00280766" officeooo:paragraph-rsid="00280766"/>
    </style:style>
    <style:style style:name="P51" style:family="paragraph" style:parent-style-name="Standard">
      <style:text-properties style:font-name="Liberation Mono" officeooo:rsid="00280766" officeooo:paragraph-rsid="002681eb"/>
    </style:style>
    <style:style style:name="P52" style:family="paragraph" style:parent-style-name="Standard">
      <style:text-properties style:font-name="Liberation Mono" officeooo:rsid="00280766" officeooo:paragraph-rsid="0036d205"/>
    </style:style>
    <style:style style:name="P53" style:family="paragraph" style:parent-style-name="Table_20_Contents">
      <style:paragraph-properties fo:margin-top="0cm" fo:margin-bottom="0cm" style:contextual-spacing="false" fo:line-height="138%" style:writing-mode="lr-tb"/>
      <style:text-properties fo:font-variant="normal" fo:text-transform="none" fo:color="#5f5e4e" loext:opacity="100%" style:text-line-through-style="none" style:text-line-through-type="none" style:font-name="Liberation Mono" fo:font-size="11pt" fo:font-style="normal" style:text-underline-style="none" fo:font-weight="normal" style:text-blinking="false" fo:background-color="#f4f3ec"/>
    </style:style>
    <style:style style:name="P54" style:family="paragraph" style:parent-style-name="Table_20_Contents">
      <style:paragraph-properties fo:margin-top="0cm" fo:margin-bottom="0cm" style:contextual-spacing="false" fo:line-height="138%" style:writing-mode="lr-tb"/>
      <style:text-properties fo:font-variant="normal" fo:text-transform="none" fo:color="#5f5e4e" loext:opacity="100%" style:text-line-through-style="none" style:text-line-through-type="none" style:font-name="Liberation Mono" fo:font-size="11pt" fo:font-style="normal" style:text-underline-style="none" fo:font-weight="normal" officeooo:paragraph-rsid="003579ed" style:text-blinking="false" fo:background-color="#f4f3ec"/>
    </style:style>
    <style:style style:name="P55" style:family="paragraph" style:parent-style-name="Table_20_Contents">
      <style:paragraph-properties fo:margin-top="0cm" fo:margin-bottom="0cm" style:contextual-spacing="false" fo:line-height="138%" style:writing-mode="lr-tb"/>
      <style:text-properties fo:font-variant="normal" fo:text-transform="none" fo:color="#5f5e4e" loext:opacity="100%" style:text-line-through-style="none" style:text-line-through-type="none" style:font-name="Liberation Mono" fo:font-size="11pt" fo:font-style="normal" style:text-underline-style="none" fo:font-weight="normal" officeooo:paragraph-rsid="0036ff1d" style:text-blinking="false" fo:background-color="#f4f3ec"/>
    </style:style>
    <style:style style:name="P56" style:family="paragraph" style:parent-style-name="Table_20_Contents">
      <style:paragraph-properties fo:margin-top="0cm" fo:margin-bottom="0cm" style:contextual-spacing="false" fo:line-height="138%" style:writing-mode="lr-tb"/>
      <style:text-properties fo:font-variant="normal" fo:text-transform="none" fo:color="#5f5e4e" loext:opacity="100%" style:text-line-through-style="none" style:text-line-through-type="none" style:font-name="Liberation Mono" fo:font-size="11pt" fo:font-style="normal" style:text-underline-style="none" fo:font-weight="normal" officeooo:paragraph-rsid="00377027" style:text-blinking="false" fo:background-color="#f4f3ec"/>
    </style:style>
    <style:style style:name="P57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000000" loext:opacity="100%" style:font-name="Liberation Mono"/>
    </style:style>
    <style:style style:name="P58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000000" loext:opacity="100%" style:font-name="Liberation Mono" officeooo:paragraph-rsid="0036ff1d"/>
    </style:style>
    <style:style style:name="P59" style:family="paragraph" style:parent-style-name="Text_20_body">
      <style:text-properties fo:font-variant="normal" fo:text-transform="none" fo:color="#000000" loext:opacity="100%" style:text-line-through-style="none" style:text-line-through-type="none" style:font-name="Liberation Mono" fo:font-size="11pt" fo:font-style="normal" style:text-underline-style="none" fo:font-weight="normal" officeooo:rsid="002918d4" officeooo:paragraph-rsid="002992d7" style:text-blinking="false" fo:background-color="transparent"/>
    </style:style>
    <style:style style:name="P60" style:family="paragraph" style:parent-style-name="Text_20_body">
      <style:text-properties fo:font-variant="normal" fo:text-transform="none" fo:color="#000000" loext:opacity="100%" style:text-line-through-style="none" style:text-line-through-type="none" style:font-name="Liberation Mono" fo:font-size="11pt" fo:font-style="normal" style:text-underline-style="none" fo:font-weight="normal" officeooo:rsid="002918d4" officeooo:paragraph-rsid="0036ff1d" style:text-blinking="false" fo:background-color="transparent"/>
    </style:style>
    <style:style style:name="P61" style:family="paragraph" style:parent-style-name="Text_20_body">
      <style:text-properties fo:font-variant="normal" fo:text-transform="none" fo:color="#000000" loext:opacity="100%" style:text-line-through-style="none" style:text-line-through-type="none" style:font-name="Liberation Mono" fo:font-size="11pt" fo:font-style="normal" style:text-underline-style="none" fo:font-weight="normal" officeooo:rsid="002681eb" officeooo:paragraph-rsid="0026b3e2" style:text-blinking="false" fo:background-color="transparent"/>
    </style:style>
    <style:style style:name="P62" style:family="paragraph" style:parent-style-name="Text_20_body">
      <style:paragraph-properties fo:margin-left="1.27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Mono" fo:font-size="11pt" fo:font-style="normal" style:text-underline-style="none" fo:font-weight="normal" style:text-blinking="false" fo:background-color="transparent"/>
    </style:style>
    <style:style style:name="P63" style:family="paragraph" style:parent-style-name="Text_20_body">
      <style:paragraph-properties fo:margin-left="0cm" fo:margin-right="0cm" fo:margin-top="0cm" fo:margin-bottom="0cm" style:contextual-spacing="false" fo:line-height="138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Mono" fo:font-size="11pt" fo:font-style="normal" style:text-underline-style="none" fo:font-weight="normal" style:text-blinking="false" fo:background-color="transparent"/>
    </style:style>
    <style:style style:name="P64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Mono" fo:font-size="11pt" fo:font-style="normal" style:text-underline-style="none" fo:font-weight="normal" style:text-blinking="false" fo:background-color="transparent"/>
    </style:style>
    <style:style style:name="P65" style:family="paragraph" style:parent-style-name="Text_20_body">
      <style:paragraph-properties fo:margin-left="1.27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Mono" fo:font-size="11pt" fo:font-style="normal" style:text-underline-style="none" fo:font-weight="normal" officeooo:paragraph-rsid="00377027" style:text-blinking="false" fo:background-color="transparent"/>
    </style:style>
    <style:style style:name="P66" style:family="paragraph" style:parent-style-name="Text_20_body">
      <style:paragraph-properties fo:margin-left="0cm" fo:margin-right="0cm" fo:margin-top="0cm" fo:margin-bottom="0cm" style:contextual-spacing="false" fo:line-height="138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Mono" fo:font-size="11pt" fo:font-style="normal" style:text-underline-style="none" fo:font-weight="normal" officeooo:paragraph-rsid="00377027" style:text-blinking="false" fo:background-color="transparent"/>
    </style:style>
    <style:style style:name="P67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Mono" fo:font-size="11pt" fo:font-style="normal" style:text-underline-style="none" fo:font-weight="normal" officeooo:paragraph-rsid="00377027" style:text-blinking="false" fo:background-color="transparent"/>
    </style:style>
    <style:style style:name="P68" style:family="paragraph" style:parent-style-name="Text_20_body">
      <style:text-properties fo:font-variant="normal" fo:text-transform="none" fo:color="#000000" loext:opacity="100%" style:text-line-through-style="none" style:text-line-through-type="none" style:font-name="Liberation Mono" fo:font-size="11pt" fo:font-style="normal" style:text-underline-style="none" fo:font-weight="normal" officeooo:rsid="00331ff3" officeooo:paragraph-rsid="00331ff3" style:text-blinking="false" fo:background-color="transparent"/>
    </style:style>
    <style:style style:name="P69" style:family="paragraph" style:parent-style-name="Text_20_body">
      <style:text-properties fo:font-variant="normal" fo:text-transform="none" fo:color="#000000" loext:opacity="100%" style:text-line-through-style="none" style:text-line-through-type="none" style:font-name="Liberation Mono" fo:font-size="11pt" fo:font-style="normal" style:text-underline-style="none" fo:font-weight="normal" officeooo:rsid="00331ff3" officeooo:paragraph-rsid="00391ba7" style:text-blinking="false" fo:background-color="transparent"/>
    </style:style>
    <style:style style:name="P7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Mono" style:text-underline-style="none" style:text-blinking="false" fo:background-color="transparent"/>
    </style:style>
    <style:style style:name="P7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Mono" style:text-underline-style="none" officeooo:paragraph-rsid="00377027" style:text-blinking="false" fo:background-color="transparent"/>
    </style:style>
    <style:style style:name="P72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5f5e4e" loext:opacity="100%" style:text-line-through-style="none" style:text-line-through-type="none" style:font-name="Liberation Mono" fo:font-size="9pt" fo:font-style="normal" style:text-underline-style="none" fo:font-weight="normal" style:text-blinking="false" fo:background-color="#f4f3ec"/>
    </style:style>
    <style:style style:name="P73" style:family="paragraph" style:parent-style-name="Text_20_body">
      <style:text-properties fo:color="#c9211e" loext:opacity="100%" style:font-name="Liberation Mono" officeooo:rsid="002681eb" officeooo:paragraph-rsid="00377027"/>
    </style:style>
    <style:style style:name="P74" style:family="paragraph" style:parent-style-name="Text_20_body">
      <style:text-properties fo:color="#c9211e" loext:opacity="100%" style:font-name="Liberation Mono" officeooo:rsid="002681eb" officeooo:paragraph-rsid="00391ba7"/>
    </style:style>
    <style:style style:name="P75" style:family="paragraph" style:parent-style-name="Text_20_body">
      <style:text-properties style:font-name="Liberation Mono" fo:font-size="12pt" officeooo:rsid="003579ed" officeooo:paragraph-rsid="003579ed" style:font-size-asian="12pt" style:font-size-complex="12pt"/>
    </style:style>
    <style:style style:name="P76" style:family="paragraph" style:parent-style-name="Text_20_body">
      <style:text-properties style:font-name="Liberation Mono" fo:font-size="12pt" officeooo:rsid="003579ed" officeooo:paragraph-rsid="0036ff1d" style:font-size-asian="12pt" style:font-size-complex="12pt"/>
    </style:style>
    <style:style style:name="P77" style:family="paragraph" style:parent-style-name="Text_20_body" style:list-style-name="L5">
      <loext:graphic-properties draw:fill="none" draw:fill-color="#ffffff"/>
      <style:paragraph-properties fo:margin-left="0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Liberation Mono"/>
    </style:style>
    <style:style style:name="P78" style:family="paragraph" style:parent-style-name="Text_20_body" style:list-style-name="L5">
      <loext:graphic-properties draw:fill="none" draw:fill-color="#ffffff"/>
      <style:paragraph-properties fo:margin-left="0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style:font-name="Liberation Mono" officeooo:paragraph-rsid="0036ff1d"/>
    </style:style>
    <style:style style:name="P79" style:family="paragraph" style:parent-style-name="Text_20_body">
      <style:paragraph-properties fo:margin-left="2.54cm" fo:margin-right="0cm" fo:margin-top="0cm" fo:margin-bottom="0cm" style:contextual-spacing="false" fo:line-height="120%" fo:text-indent="0cm" style:auto-text-indent="false" style:writing-mode="lr-tb"/>
      <style:text-properties style:font-name="Liberation Mono"/>
    </style:style>
    <style:style style:name="P80" style:family="paragraph" style:parent-style-name="Text_20_body">
      <style:paragraph-properties fo:margin-top="0cm" fo:margin-bottom="0cm" style:contextual-spacing="false" fo:line-height="120%" style:writing-mode="lr-tb"/>
      <style:text-properties style:font-name="Liberation Mono"/>
    </style:style>
    <style:style style:name="P81" style:family="paragraph" style:parent-style-name="Text_20_body">
      <style:paragraph-properties fo:margin-left="2.54cm" fo:margin-right="0cm" fo:margin-top="0cm" fo:margin-bottom="0cm" style:contextual-spacing="false" fo:line-height="120%" fo:text-indent="0cm" style:auto-text-indent="false" style:writing-mode="lr-tb"/>
      <style:text-properties style:font-name="Liberation Mono" officeooo:paragraph-rsid="0036ff1d"/>
    </style:style>
    <style:style style:name="P82" style:family="paragraph" style:parent-style-name="Text_20_body">
      <style:text-properties style:font-name="Liberation Mono"/>
    </style:style>
    <style:style style:name="P83" style:family="paragraph" style:parent-style-name="Text_20_body">
      <style:text-properties style:font-name="Liberation Mono" officeooo:paragraph-rsid="0026b3e2"/>
    </style:style>
    <style:style style:name="P84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style:font-name="Liberation Mono"/>
    </style:style>
    <style:style style:name="P85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style:font-name="Liberation Mono" officeooo:paragraph-rsid="00377027"/>
    </style:style>
    <style:style style:name="P86" style:family="paragraph" style:parent-style-name="Text_20_body">
      <style:text-properties style:font-name="Liberation Mono" officeooo:paragraph-rsid="00331ff3"/>
    </style:style>
    <style:style style:name="P87" style:family="paragraph" style:parent-style-name="Text_20_body">
      <style:text-properties style:font-name="Liberation Mono" officeooo:rsid="00331ff3" officeooo:paragraph-rsid="00331ff3"/>
    </style:style>
    <style:style style:name="P88" style:family="paragraph" style:parent-style-name="Text_20_body">
      <style:text-properties style:font-name="Liberation Mono" officeooo:rsid="00331ff3" officeooo:paragraph-rsid="00391ba7"/>
    </style:style>
    <style:style style:name="P89" style:family="paragraph" style:parent-style-name="Text_20_body">
      <style:text-properties style:font-name="Liberation Mono" officeooo:paragraph-rsid="0033b692"/>
    </style:style>
    <style:style style:name="P90" style:family="paragraph" style:parent-style-name="Text_20_body">
      <style:text-properties style:font-name="Liberation Mono" officeooo:rsid="0033b692" officeooo:paragraph-rsid="0033b692"/>
    </style:style>
    <style:style style:name="P91" style:family="paragraph" style:parent-style-name="Text_20_body">
      <style:text-properties style:font-name="Liberation Mono" officeooo:rsid="0033b692" officeooo:paragraph-rsid="0036d205"/>
    </style:style>
    <style:style style:name="P92" style:family="paragraph" style:parent-style-name="Text_20_body">
      <style:text-properties style:font-name="Liberation Mono" officeooo:rsid="00202419" officeooo:paragraph-rsid="0036ff1d"/>
    </style:style>
    <style:style style:name="P93" style:family="paragraph" style:parent-style-name="Text_20_body">
      <style:text-properties style:font-name="Liberation Mono" officeooo:paragraph-rsid="00377027"/>
    </style:style>
    <style:style style:name="P94" style:family="paragraph" style:parent-style-name="Text_20_body">
      <style:text-properties style:font-name="Liberation Mono" officeooo:paragraph-rsid="00391ba7"/>
    </style:style>
    <style:style style:name="P95" style:family="paragraph" style:parent-style-name="Text_20_body">
      <style:text-properties fo:color="#ff0000" loext:opacity="100%" style:font-name="Liberation Mono" officeooo:rsid="003579ed" officeooo:paragraph-rsid="003579ed"/>
    </style:style>
    <style:style style:name="P96" style:family="paragraph" style:parent-style-name="Text_20_body">
      <style:text-properties fo:color="#ff0000" loext:opacity="100%" style:font-name="Liberation Mono" officeooo:rsid="003579ed" officeooo:paragraph-rsid="00391ba7"/>
    </style:style>
    <style:style style:name="P97" style:family="paragraph" style:parent-style-name="Text_20_body">
      <style:text-properties fo:color="#ff0000" loext:opacity="100%" style:font-name="Liberation Mono" officeooo:paragraph-rsid="0033b692"/>
    </style:style>
    <style:style style:name="T1" style:family="text">
      <style:text-properties officeooo:rsid="002215a9"/>
    </style:style>
    <style:style style:name="T2" style:family="text">
      <style:text-properties officeooo:rsid="00236dba"/>
    </style:style>
    <style:style style:name="T3" style:family="text">
      <style:text-properties officeooo:rsid="0025e2be"/>
    </style:style>
    <style:style style:name="T4" style:family="text">
      <style:text-properties officeooo:rsid="002681eb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officeooo:rsid="002681eb"/>
    </style:style>
    <style:style style:name="T7" style:family="text">
      <style:text-properties fo:color="#c9211e" loext:opacity="100%" officeooo:rsid="00236dba"/>
    </style:style>
    <style:style style:name="T8" style:family="text">
      <style:text-properties fo:color="#c9211e" loext:opacity="100%" officeooo:rsid="002b6b98"/>
    </style:style>
    <style:style style:name="T9" style:family="text">
      <style:text-properties fo:color="#c9211e" loext:opacity="100%" officeooo:rsid="00304ade"/>
    </style:style>
    <style:style style:name="T10" style:family="text">
      <style:text-properties fo:color="#c9211e" loext:opacity="100%" officeooo:rsid="001d1a6f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31ff3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331ff3" style:text-blinking="false" fo:background-color="transparent" loext:char-shading-value="0"/>
    </style:style>
    <style:style style:name="T17" style:family="text">
      <style:text-properties fo:font-variant="normal" fo:text-transform="none" fo:color="#5f5e4e" loext:opacity="100%" style:text-line-through-style="none" style:text-line-through-type="none" style:font-name="Consolas" fo:font-size="9pt" fo:font-style="normal" style:text-underline-style="none" fo:font-weight="normal" style:text-blinking="false" fo:background-color="#f4f3ec" loext:char-shading-value="0"/>
    </style:style>
    <style:style style:name="T18" style:family="text">
      <style:text-properties fo:font-variant="normal" fo:text-transform="none" fo:color="#5f5e4e" loext:opacity="100%" style:text-line-through-style="none" style:text-line-through-type="none" style:font-name="Consolas" fo:font-size="11pt" fo:font-style="normal" style:text-underline-style="none" fo:font-weight="normal" style:text-blinking="false" fo:background-color="#f4f3ec" loext:char-shading-value="0"/>
    </style:style>
    <style:style style:name="T19" style:family="text">
      <style:text-properties fo:font-variant="normal" fo:text-transform="none" fo:color="#5f5e4e" loext:opacity="100%" style:text-line-through-style="none" style:text-line-through-type="none" style:font-name="Consolas" fo:font-size="11pt" fo:font-style="normal" style:text-underline-style="none" fo:font-weight="normal" officeooo:rsid="0026b3e2" style:text-blinking="false" fo:background-color="#f4f3ec" loext:char-shading-value="0"/>
    </style:style>
    <style:style style:name="T20" style:family="text">
      <style:text-properties fo:font-variant="normal" fo:text-transform="none" fo:color="#5f5e4e" loext:opacity="100%" style:text-line-through-style="none" style:text-line-through-type="none" style:font-name="Consolas" fo:font-size="11pt" fo:font-style="normal" style:text-underline-style="none" fo:font-weight="normal" officeooo:rsid="002681eb" style:text-blinking="false" fo:background-color="#f4f3ec" loext:char-shading-value="0"/>
    </style:style>
    <style:style style:name="T21" style:family="text">
      <style:text-properties fo:font-variant="normal" fo:text-transform="none" fo:color="#5f5e4e" loext:opacity="100%" style:text-line-through-style="none" style:text-line-through-type="none" style:font-name="Consolas" fo:font-size="11pt" fo:font-style="normal" style:text-underline-style="none" fo:font-weight="normal" officeooo:rsid="00304ade" style:text-blinking="false" fo:background-color="#f4f3ec" loext:char-shading-value="0"/>
    </style:style>
    <style:style style:name="T22" style:family="text">
      <style:text-properties fo:font-variant="normal" fo:text-transform="none" fo:color="#5f5e4e" loext:opacity="100%" style:text-line-through-style="none" style:text-line-through-type="none" style:font-name="Consolas" fo:font-size="11pt" fo:font-style="normal" style:text-underline-style="none" fo:font-weight="normal" officeooo:rsid="00331ff3" style:text-blinking="false" fo:background-color="#f4f3ec" loext:char-shading-value="0"/>
    </style:style>
    <style:style style:name="T23" style:family="text">
      <style:text-properties fo:font-variant="normal" fo:text-transform="none" fo:color="#5f5e4e" loext:opacity="100%" style:text-line-through-style="none" style:text-line-through-type="none" style:font-name="Consolas" fo:font-size="11pt" fo:font-style="normal" style:text-underline-style="none" fo:font-weight="normal" officeooo:rsid="0033b692" style:text-blinking="false" fo:background-color="#f4f3ec" loext:char-shading-value="0"/>
    </style:style>
    <style:style style:name="T24" style:family="text">
      <style:text-properties fo:font-variant="normal" fo:text-transform="none" fo:color="#5f5e4e" loext:opacity="100%" style:text-line-through-style="none" style:text-line-through-type="none" style:font-name="Consolas" fo:font-size="11pt" fo:font-style="normal" style:text-underline-style="none" fo:font-weight="normal" officeooo:rsid="003579ed" style:text-blinking="false" fo:background-color="#f4f3ec" loext:char-shading-value="0"/>
    </style:style>
    <style:style style:name="T25" style:family="text">
      <style:text-properties fo:font-variant="normal" fo:text-transform="none" fo:color="#5f5e4e" loext:opacity="100%" style:text-line-through-style="none" style:text-line-through-type="none" style:font-name="Consolas" fo:font-size="11pt" fo:font-style="normal" style:text-underline-style="none" fo:font-weight="normal" officeooo:rsid="0036d205" style:text-blinking="false" fo:background-color="#f4f3ec" loext:char-shading-value="0"/>
    </style:style>
    <style:style style:name="T26" style:family="text">
      <style:text-properties fo:font-variant="normal" fo:text-transform="none" fo:color="#5f5e4e" loext:opacity="100%" style:text-line-through-style="none" style:text-line-through-type="none" style:font-name="Consolas" fo:font-size="11pt" fo:font-style="normal" style:text-underline-style="none" fo:font-weight="normal" officeooo:rsid="00280766" style:text-blinking="false" fo:background-color="#f4f3ec" loext:char-shading-value="0"/>
    </style:style>
    <style:style style:name="T27" style:family="text">
      <style:text-properties fo:font-variant="normal" fo:text-transform="none" fo:color="#5f5e4e" loext:opacity="100%" style:text-line-through-style="none" style:text-line-through-type="none" style:font-name="Consolas" fo:font-size="11pt" fo:font-style="normal" style:text-underline-style="none" fo:font-weight="normal" officeooo:rsid="00377027" style:text-blinking="false" fo:background-color="#f4f3ec" loext:char-shading-value="0"/>
    </style:style>
    <style:style style:name="T28" style:family="text">
      <style:text-properties fo:font-variant="normal" fo:text-transform="none" fo:color="#5f5e4e" loext:opacity="100%" style:text-line-through-style="none" style:text-line-through-type="none" fo:font-size="11pt" fo:font-style="normal" style:text-underline-style="none" fo:font-weight="normal" style:text-blinking="false" fo:background-color="#f4f3ec" loext:char-shading-value="0"/>
    </style:style>
    <style:style style:name="T29" style:family="text">
      <style:text-properties fo:font-variant="normal" fo:text-transform="none" fo:color="#5f5e4e" loext:opacity="100%" style:text-line-through-style="none" style:text-line-through-type="none" fo:font-size="11pt" fo:font-style="normal" style:text-underline-style="none" fo:font-weight="normal" officeooo:rsid="003579ed" style:text-blinking="false" fo:background-color="#f4f3ec" loext:char-shading-value="0"/>
    </style:style>
    <style:style style:name="T30" style:family="text">
      <style:text-properties fo:font-variant="normal" fo:text-transform="none" fo:color="#5f5e4e" loext:opacity="100%" style:text-line-through-style="none" style:text-line-through-type="none" fo:font-size="11pt" fo:font-style="normal" style:text-underline-style="none" fo:font-weight="normal" officeooo:rsid="0026b3e2" style:text-blinking="false" fo:background-color="#f4f3ec" loext:char-shading-value="0"/>
    </style:style>
    <style:style style:name="T31" style:family="text">
      <style:text-properties fo:font-variant="normal" fo:text-transform="none" fo:color="#5f5e4e" loext:opacity="100%" style:text-line-through-style="none" style:text-line-through-type="none" fo:font-size="11pt" fo:font-style="normal" style:text-underline-style="none" fo:font-weight="normal" officeooo:rsid="002681eb" style:text-blinking="false" fo:background-color="#f4f3ec" loext:char-shading-value="0"/>
    </style:style>
    <style:style style:name="T32" style:family="text">
      <style:text-properties fo:font-variant="normal" fo:text-transform="none" fo:color="#5f5e4e" loext:opacity="100%" style:text-line-through-style="none" style:text-line-through-type="none" fo:font-size="11pt" fo:font-style="normal" style:text-underline-style="none" fo:font-weight="normal" officeooo:rsid="00304ade" style:text-blinking="false" fo:background-color="#f4f3ec" loext:char-shading-value="0"/>
    </style:style>
    <style:style style:name="T33" style:family="text">
      <style:text-properties fo:font-variant="normal" fo:text-transform="none" fo:color="#5f5e4e" loext:opacity="100%" style:text-line-through-style="none" style:text-line-through-type="none" fo:font-size="11pt" fo:font-style="normal" style:text-underline-style="none" fo:font-weight="normal" officeooo:rsid="00331ff3" style:text-blinking="false" fo:background-color="#f4f3ec" loext:char-shading-value="0"/>
    </style:style>
    <style:style style:name="T34" style:family="text">
      <style:text-properties fo:font-variant="normal" fo:text-transform="none" fo:color="#5f5e4e" loext:opacity="100%" style:text-line-through-style="none" style:text-line-through-type="none" fo:font-size="11pt" fo:font-style="normal" style:text-underline-style="none" fo:font-weight="normal" officeooo:rsid="0033b692" style:text-blinking="false" fo:background-color="#f4f3ec" loext:char-shading-value="0"/>
    </style:style>
    <style:style style:name="T35" style:family="text">
      <style:text-properties fo:font-variant="normal" fo:text-transform="none" fo:color="#5f5e4e" loext:opacity="100%" style:text-line-through-style="none" style:text-line-through-type="none" fo:font-size="11pt" fo:font-style="normal" style:text-underline-style="none" fo:font-weight="normal" officeooo:rsid="0036d205" style:text-blinking="false" fo:background-color="#f4f3ec" loext:char-shading-value="0"/>
    </style:style>
    <style:style style:name="T36" style:family="text">
      <style:text-properties fo:font-variant="normal" fo:text-transform="none" fo:color="#5f5e4e" loext:opacity="100%" style:text-line-through-style="none" style:text-line-through-type="none" fo:font-size="11pt" fo:font-style="normal" style:text-underline-style="none" fo:font-weight="normal" officeooo:rsid="00280766" style:text-blinking="false" fo:background-color="#f4f3ec" loext:char-shading-value="0"/>
    </style:style>
    <style:style style:name="T37" style:family="text">
      <style:text-properties fo:font-variant="normal" fo:text-transform="none" fo:color="#5f5e4e" loext:opacity="100%" style:text-line-through-style="none" style:text-line-through-type="none" fo:font-size="11pt" fo:font-style="normal" style:text-underline-style="none" fo:font-weight="normal" officeooo:rsid="00377027" style:text-blinking="false" fo:background-color="#f4f3ec" loext:char-shading-value="0"/>
    </style:style>
    <style:style style:name="T38" style:family="text">
      <style:text-properties fo:font-variant="normal" fo:text-transform="none" fo:color="#5f5e4e" loext:opacity="100%" style:text-line-through-style="none" style:text-line-through-type="none" fo:font-size="9pt" fo:font-style="normal" style:text-underline-style="none" fo:font-weight="normal" style:text-blinking="false" fo:background-color="#f4f3ec" loext:char-shading-value="0"/>
    </style:style>
    <style:style style:name="T39" style:family="text">
      <style:text-properties fo:font-variant="normal" fo:text-transform="none" style:text-line-through-style="none" style:text-line-through-type="none" style:font-name="Consolas" fo:font-size="11pt" fo:font-style="normal" style:text-underline-style="none" fo:font-weight="normal" style:text-blinking="false" fo:background-color="#f4f3ec" loext:char-shading-value="0"/>
    </style:style>
    <style:style style:name="T40" style:family="text">
      <style:text-properties fo:font-variant="normal" fo:text-transform="none" style:text-line-through-style="none" style:text-line-through-type="none" style:font-name="Consolas" fo:font-size="11pt" fo:font-style="normal" style:text-underline-style="none" fo:font-weight="normal" officeooo:rsid="0033b692" style:text-blinking="false" fo:background-color="#f4f3ec" loext:char-shading-value="0"/>
    </style:style>
    <style:style style:name="T41" style:family="text">
      <style:text-properties fo:font-variant="normal" fo:text-transform="none" style:text-line-through-style="none" style:text-line-through-type="none" fo:font-size="11pt" fo:font-style="normal" style:text-underline-style="none" fo:font-weight="normal" style:text-blinking="false" fo:background-color="#f4f3ec" loext:char-shading-value="0"/>
    </style:style>
    <style:style style:name="T42" style:family="text">
      <style:text-properties fo:font-variant="normal" fo:text-transform="none" style:text-line-through-style="none" style:text-line-through-type="none" fo:font-size="11pt" fo:font-style="normal" style:text-underline-style="none" fo:font-weight="normal" officeooo:rsid="0033b692" style:text-blinking="false" fo:background-color="#f4f3ec" loext:char-shading-value="0"/>
    </style:style>
    <style:style style:name="T43" style:family="text">
      <style:text-properties fo:color="#000000" loext:opacity="100%" officeooo:rsid="002681eb"/>
    </style:style>
    <style:style style:name="T44" style:family="text">
      <style:text-properties fo:color="#5f5e4e" loext:opacity="100%" style:font-name="Consolas" fo:background-color="#f4f3ec" loext:char-shading-value="0"/>
    </style:style>
    <style:style style:name="T45" style:family="text">
      <style:text-properties fo:color="#5f5e4e" loext:opacity="100%" style:font-name="Consolas" officeooo:rsid="002681eb" fo:background-color="#f4f3ec" loext:char-shading-value="0"/>
    </style:style>
    <style:style style:name="T46" style:family="text">
      <style:text-properties fo:color="#5f5e4e" loext:opacity="100%" style:font-name="Consolas" officeooo:rsid="00304ade" fo:background-color="#f4f3ec" loext:char-shading-value="0"/>
    </style:style>
    <style:style style:name="T47" style:family="text">
      <style:text-properties fo:color="#5f5e4e" loext:opacity="100%" fo:background-color="#f4f3ec" loext:char-shading-value="0"/>
    </style:style>
    <style:style style:name="T48" style:family="text">
      <style:text-properties fo:color="#5f5e4e" loext:opacity="100%" officeooo:rsid="002681eb" fo:background-color="#f4f3ec" loext:char-shading-value="0"/>
    </style:style>
    <style:style style:name="T49" style:family="text">
      <style:text-properties fo:color="#5f5e4e" loext:opacity="100%" officeooo:rsid="00304ade" fo:background-color="#f4f3ec" loext:char-shading-value="0"/>
    </style:style>
    <style:style style:name="T50" style:family="text">
      <style:text-properties style:font-name="Arial" fo:font-size="11pt" fo:font-style="normal" fo:font-weight="normal"/>
    </style:style>
    <style:style style:name="T51" style:family="text">
      <style:text-properties fo:font-size="11pt" fo:font-style="normal" fo:font-weight="normal"/>
    </style:style>
    <style:style style:name="T52" style:family="text">
      <style:text-properties officeooo:rsid="0026b3e2"/>
    </style:style>
    <style:style style:name="T53" style:family="text">
      <style:text-properties officeooo:rsid="00280766"/>
    </style:style>
    <style:style style:name="T54" style:family="text">
      <style:text-properties officeooo:rsid="002843aa"/>
    </style:style>
    <style:style style:name="T55" style:family="text">
      <style:text-properties officeooo:rsid="002867d5"/>
    </style:style>
    <style:style style:name="T56" style:family="text">
      <style:text-properties officeooo:rsid="002b6b98"/>
    </style:style>
    <style:style style:name="T57" style:family="text">
      <style:text-properties officeooo:rsid="002c0349"/>
    </style:style>
    <style:style style:name="T58" style:family="text">
      <style:text-properties officeooo:rsid="002c29e4"/>
    </style:style>
    <style:style style:name="T59" style:family="text">
      <style:text-properties officeooo:rsid="002c3f91"/>
    </style:style>
    <style:style style:name="T60" style:family="text">
      <style:text-properties officeooo:rsid="002ff8ec"/>
    </style:style>
    <style:style style:name="T61" style:family="text">
      <style:text-properties officeooo:rsid="00304ade"/>
    </style:style>
    <style:style style:name="T62" style:family="text">
      <style:text-properties officeooo:rsid="00331ff3"/>
    </style:style>
    <style:style style:name="T63" style:family="text">
      <style:text-properties officeooo:rsid="00346331"/>
    </style:style>
    <style:style style:name="T64" style:family="text">
      <style:text-properties officeooo:rsid="003579ed"/>
    </style:style>
    <style:style style:name="T65" style:family="text">
      <style:text-properties fo:color="#ff0000" loext:opacity="100%"/>
    </style:style>
    <style:style style:name="T66" style:family="text">
      <style:text-properties fo:color="#ff0000" loext:opacity="100%" officeooo:rsid="003579ed"/>
    </style:style>
    <style:style style:name="T67" style:family="text">
      <style:text-properties officeooo:rsid="0036d205"/>
    </style:style>
    <style:style style:name="T68" style:family="text">
      <style:text-properties officeooo:rsid="0036ff1d"/>
    </style:style>
    <style:style style:name="T69" style:family="text">
      <style:text-properties officeooo:rsid="00377027"/>
    </style:style>
    <style:style style:name="T70" style:family="text">
      <style:text-properties officeooo:rsid="001d1a6f"/>
    </style:style>
    <style:style style:name="T71" style:family="text">
      <style:text-properties officeooo:rsid="0039434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HOW TO RUN HelperNode MNIST AND CIFAR consecutive<text:span text:style-name="T71">l</text:span>y</text:p>
      <text:p text:style-name="P46"/>
      <text:p text:style-name="P46">MNIST </text:p>
      <text:p text:style-name="P47"/>
      <text:p text:style-name="P45">IMAGE PROVIDER </text:p>
      <text:p text:style-name="P47"/>
      <text:p text:style-name="P50">1. <text:span text:style-name="T5"><text:s/></text:span><text:bookmark text:name="docs-internal-guid-b0a0b8d8-7fff-43d3-b955-7e526c6eafdf"/><text:span text:style-name="T28">cd iudx-MOTION2NX/config_files</text:span></text:p>
      <text:p text:style-name="P47"/>
      <text:p text:style-name="P47"><text:span text:style-name="T63">2. Change </text:span>Config files using :</text:p>
      <text:p text:style-name="P47"/>
      <text:p text:style-name="P47">image_config.json – <text:span text:style-name="T59">chamged in </text:span><text:span text:style-name="T60">local. </text:span></text:p>
      <text:p text:style-name="P47"/>
      <text:p text:style-name="P26">image_config,json – change channels , rows , columns. <text:span text:style-name="T43">Update this where image provider exists.</text:span></text:p>
      <text:p text:style-name="P10"/>
      <text:p text:style-name="P12"><text:span text:style-name="T4">image_id doesnt matter in server model. </text:span><text:span text:style-name="T56">This image_provider.json is accessed by MUL_</text:span><text:span text:style-name="T58">Image</text:span><text:span text:style-name="T56">Provider.sh</text:span></text:p>
      <text:p text:style-name="P12"/>
      <text:p text:style-name="P33">{</text:p>
      <text:p text:style-name="P33"><text:s text:c="4"/>"cs0_host": "20.197.27.117",</text:p>
      <text:p text:style-name="P33"><text:s text:c="4"/>"cs1_host": "13.200.145.195",</text:p>
      <text:p text:style-name="P33"><text:s text:c="4"/>"cs0_dns_resolve": false,</text:p>
      <text:p text:style-name="P33"><text:s text:c="4"/>"cs1_dns_resolve": false,</text:p>
      <text:p text:style-name="P33"><text:s text:c="4"/>"cs0_port_cs0_output_receiver": 4007,</text:p>
      <text:p text:style-name="P33"><text:s text:c="4"/>"cs0_port_cs1_output_receiver": 4008,</text:p>
      <text:p text:style-name="P33"><text:s text:c="4"/>"cs0_port_image_receiver": 4014,</text:p>
      <text:p text:style-name="P33"><text:s text:c="4"/>"cs1_port_image_receiver": 4015,</text:p>
      <text:p text:style-name="P33"><text:s text:c="4"/>"fractional_bits": 13,</text:p>
      <text:p text:style-name="P33"><text:s text:c="4"/>"image_id": 2,</text:p>
      <text:p text:style-name="P33"><text:s text:c="4"/>"image_rows": 28,</text:p>
      <text:p text:style-name="P33"><text:s text:c="4"/>"image_cols": 28,</text:p>
      <text:p text:style-name="P33"><text:s text:c="4"/>"channels": 1</text:p>
      <text:p text:style-name="P33">}</text:p>
      <text:p text:style-name="P13"><text:span text:style-name="T43"/></text:p>
      <text:p text:style-name="P14"/>
      <text:p text:style-name="P16"/>
      <text:p text:style-name="P16"><text:span text:style-name="T64">3. </text:span><text:span text:style-name="T56">T</text:span>he <text:span text:style-name="T64">below </text:span>commands are for reverse tunnelling</text:p>
      <text:p text:style-name="P16"><text:span text:style-name="T56">E</text:span>xecute the below commands locally at image provider side. Since image provider is the output ownwer. </text:p>
      <text:p text:style-name="P16"/>
      <text:p text:style-name="P59"><text:bookmark text:name="docs-internal-guid-64057b73-7fff-88bf-0e90-f2293580ad81"/><text:span text:style-name="T56"><text:tab/>Open one terminal and reverse tunnel to receive image output shares from server 0</text:span></text:p>
      <text:p text:style-name="P57"/>
      <table:table table:name="Table4" table:style-name="Table4">
        <table:table-column table:style-name="Table4.A"/>
        <table:table-row>
          <table:table-cell table:style-name="Table4.A1" office:value-type="string">
            <text:p text:style-name="P53">autossh -M 23323 -N -q -o "ExitOnForwardFailure yes"  -o "ServerAliveInterval 10" -o "ServerAliveCountMax 3" -R 4007:localhost:4007 sshtunuser@analytics.iudx.org.in -i ~/.ssh/iudx_cloud</text:p>
          </table:table-cell>
        </table:table-row>
      </table:table>
      <text:list xml:id="list146482205" text:style-name="L5">
        <text:list-header>
          <text:p text:style-name="P77"><text:span text:style-name="T15"/></text:p>
          <text:p text:style-name="P77"><text:span text:style-name="T15">Open another terminal and reverse tunnel to receive image output shares from server 1</text:span></text:p>
        </text:list-header>
      </text:list>
      <text:p text:style-name="P79"><text:span text:style-name="T11"/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53">autossh -M 23325 -N -q -o "ExitOnForwardFailure yes"  -o                         "ServerAliveInterval 10" -o "ServerAliveCountMax 3" -R 4008:localhost:4008 sshtunuser@analytics.iudx.org.in -i ~/.ssh/iudx_cloud</text:p>
          </table:table-cell>
        </table:table-row>
      </table:table>
      <text:p text:style-name="P82"><text:span text:style-name="T66"/></text:p>
      <text:p text:style-name="P75"><text:soft-page-break/><text:span text:style-name="T66">S</text:span><text:span text:style-name="T65">ERVERS</text:span></text:p>
      <text:p text:style-name="P34"/>
      <text:p text:style-name="P36"><text:span text:style-name="T64">1. </text:span>smpc-helpernode-config.json – <text:span text:style-name="T60">This file has to be changed both locally and in all the servers. This file is accessed by MUL_model_provider.sh to read ip addresses to comuunicate with servers.</text:span></text:p>
      <text:p text:style-name="P37"><text:tab/><text:span text:style-name="T60">In servers 0, 1 <text:s/>and 2 we should make sure image_rows = 28, channles = 1 and layer types to be (1, 1, 0, 0) , </text:span><text:span text:style-name="T68"><text:s/></text:span><text:span text:style-name="T69">number_of_layers = 4.</text:span></text:p>
      <text:p text:style-name="P38"/>
      <text:p text:style-name="P39"/>
      <text:p text:style-name="P39">{</text:p>
      <text:p text:style-name="P39"><text:s text:c="4"/>"cs0_host": "20.197.27.117",</text:p>
      <text:p text:style-name="P39"><text:s text:c="4"/>"cs1_host": "13.200.145.195",</text:p>
      <text:p text:style-name="P39"><text:s text:c="4"/>"helpernode_host": "15.206.80.191",</text:p>
      <text:p text:style-name="P39"><text:s text:c="4"/>"reverse_ssh_host": "52.172.238.250",</text:p>
      <text:p text:style-name="P39"><text:s text:c="4"/>"cs0_dns_resolve": false,</text:p>
      <text:p text:style-name="P39"><text:s text:c="4"/>"cs1_dns_resolve": false,</text:p>
      <text:p text:style-name="P39"><text:s text:c="4"/>"helpernode_dns_resolve": false,</text:p>
      <text:p text:style-name="P39"><text:s text:c="4"/>"reverse_ssh_dns_resolve": false,</text:p>
      <text:p text:style-name="P39"><text:s text:c="4"/>"cs0_port_model_receiver": 4005,</text:p>
      <text:p text:style-name="P39"><text:s text:c="4"/>"cs1_port_model_receiver": 4006,</text:p>
      <text:p text:style-name="P39"><text:s text:c="4"/>"cs0_port_cs0_output_receiver": 4007,</text:p>
      <text:p text:style-name="P39"><text:s text:c="4"/>"cs0_port_cs1_output_receiver": 4008,</text:p>
      <text:p text:style-name="P39"><text:s text:c="4"/>"cs0_port_inference": 4009,</text:p>
      <text:p text:style-name="P39"><text:s text:c="4"/>"cs1_port_inference":4010,</text:p>
      <text:p text:style-name="P39"><text:s text:c="4"/>"helpernode_port_inference":4011,</text:p>
      <text:p text:style-name="P39"><text:s text:c="4"/>"relu0_port_inference": 4012,</text:p>
      <text:p text:style-name="P39"><text:s text:c="4"/>"relu1_port_inference": 4013,</text:p>
      <text:p text:style-name="P39"><text:s text:c="4"/>"cs0_port_image_receiver": 4014,</text:p>
      <text:p text:style-name="P39"><text:s text:c="4"/>"cs1_port_image_receiver": 4015,</text:p>
      <text:p text:style-name="P39"><text:s text:c="4"/>"number_of_layers": <text:span text:style-name="T1">4</text:span>,</text:p>
      <text:p text:style-name="P39"><text:s text:c="4"/>"fractional_bits": 13,</text:p>
      <text:p text:style-name="P39"><text:s text:c="4"/>"image_id": 0,</text:p>
      <text:p text:style-name="P39"><text:s text:c="4"/>"image_rows": 28,</text:p>
      <text:p text:style-name="P39"><text:s text:c="4"/>"channels": 1,</text:p>
      <text:p text:style-name="P39"><text:s text:c="4"/>"layer_types": [1,1,0,0]</text:p>
      <text:p text:style-name="P39">}</text:p>
      <text:p text:style-name="P27"/>
      <text:p text:style-name="P28"/>
      <text:p text:style-name="P29"/>
      <text:p text:style-name="P18">MODEL PROVIDER</text:p>
      <text:p text:style-name="P20"/>
      <text:p text:style-name="P29"><text:span text:style-name="T64">1</text:span>. model_helpernode_config.<text:span text:style-name="T4">json – </text:span><text:span text:style-name="T59">changed locally, </text:span><text:span text:style-name="T61">used by <text:s/></text:span><text:span text:style-name="T8">MUL_ModelProvider.sh </text:span><text:span text:style-name="T9">to get the information about model parameters.</text:span></text:p>
      <text:p text:style-name="P29"><text:span text:style-name="T9"/></text:p>
      <text:p text:style-name="P42">For mnist copy from ex-2l_mnist-model_cnn_config.json </text:p>
      <text:p text:style-name="P42">For cifar copy from example-model_cnn_config.json</text:p>
      <text:p text:style-name="P42"/>
      <text:p text:style-name="P3"><text:span text:style-name="T9">Update this where model provider exists.</text:span><text:span text:style-name="T56">This json file is accessed by MUL_ModelProvider.sh </text:span><text:span text:style-name="T57">only.</text:span></text:p>
      <text:p text:style-name="P28"/>
      <text:p text:style-name="P28"/>
      <text:p text:style-name="P28">{</text:p>
      <text:p text:style-name="P28"><text:s text:c="4"/>"no_of_layers" : 4,</text:p>
      <text:p text:style-name="P28"><text:s text:c="4"/>"Layers" : {</text:p>
      <text:p text:style-name="P28"><text:s text:c="8"/>"1" : {</text:p>
      <text:p text:style-name="P28"><text:s text:c="12"/>"Weights" : {"type": "CN", "kernels": 5, "channels": 1, "rows" : 5, "columns" : 5, "pads": [1,1,0,0], "strides": [2,2], "file_name" : "2CN/W1.csv"}, </text:p>
      <text:p text:style-name="P28"><text:s text:c="12"/>"Bias" : {"rows" : 5, "columns" : 1, "file_name" : "2CN/B1.csv"}},</text:p>
      <text:p text:style-name="P28"><text:s text:c="8"/>"2" : {</text:p>
      <text:p text:style-name="P28"><text:s text:c="12"/>"Weights" : {"type": "CN", "kernels": 3, "channels": 5, "rows" : 4, "columns" : 4, "pads":[1,1,0,0], "strides": [2,2], "file_name" :"2CN/W2.csv"},</text:p>
      <text:p text:style-name="P28"><text:s text:c="12"/>"Bias" : {"rows": 3, "columns" : 1, "file_name": "2CN/B2.csv"}},</text:p>
      <text:p text:style-name="P28"><text:soft-page-break/><text:s text:c="8"/>"3" : {</text:p>
      <text:p text:style-name="P28"><text:s text:c="12"/>"Weights" : {"rows" : 100, "columns" : 108, "file_name" : "2CN/W3.csv"},</text:p>
      <text:p text:style-name="P28"><text:s text:c="12"/>"Bias" : {"rows" : 100, "columns" : 1, "file_name" : "2CN/B3.csv"}},</text:p>
      <text:p text:style-name="P28"><text:s text:c="8"/>"4" : {</text:p>
      <text:p text:style-name="P28"><text:s text:c="12"/>"Weights" : {"rows" : 10, "columns" : 100, "file_name" : "2CN/W4.csv"},</text:p>
      <text:p text:style-name="P28"><text:s text:c="12"/>"Bias" : {"rows" : 10, "columns" : 1, "file_name" : "2CN/B4.csv"}}</text:p>
      <text:p text:style-name="P28"><text:s text:c="4"/>}</text:p>
      <text:p text:style-name="P28">}</text:p>
      <text:p text:style-name="P39"/>
      <text:p text:style-name="P6"/>
      <text:p text:style-name="P25">AT SERVERS</text:p>
      <text:p text:style-name="P4"/>
      <text:p text:style-name="P61"><text:span text:style-name="T64">1.</text:span><text:span text:style-name="T52"> </text:span>Three servers(server0 ,server1,server2) are needed to run this setup. </text:p>
      <text:p text:style-name="P82"/>
      <text:p text:style-name="P72">ssh ubuntu@20.197.27.117</text:p>
      <text:p text:style-name="P80"><text:span text:style-name="T38">ssh ubuntu@13.200.145.195</text:span></text:p>
      <text:p text:style-name="P80"><text:span text:style-name="T38">ssh ubuntu@15.206.80.191</text:span></text:p>
      <text:p text:style-name="P4"/>
      <text:p text:style-name="P7"><text:span text:style-name="T28"/></text:p>
      <text:p text:style-name="P4"/>
      <text:p text:style-name="P83"><text:span text:style-name="T29">2</text:span><text:span text:style-name="T30">. </text:span><text:span text:style-name="T31">cd iudx-MOTION2NX/scripts/ServerModel_Architecture/HelperNode/</text:span><text:span text:style-name="T32">Multi</text:span><text:span text:style-name="T31">CNN</text:span></text:p>
      <text:p text:style-name="P83"><text:span text:style-name="T31"/></text:p>
      <text:p text:style-name="P83"><text:span text:style-name="T29">3. </text:span><text:span text:style-name="T15">List the files inside the folder and select the docker compose file user wants to run.</text:span></text:p>
      <text:p text:style-name="P62">Enter the below cmd lines to execute scripts in docker : </text:p>
      <text:p text:style-name="P82"/>
      <text:p text:style-name="P70"><text:span text:style-name="T51">For server0: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3">docker compose -f docker-compose.remote_helpernode_cnnservermodel.yaml -f ../../../../docker-compose.remote-registry.yaml up -d smpc-server0</text:p>
          </table:table-cell>
        </table:table-row>
      </table:table>
      <text:p text:style-name="P84"><text:span text:style-name="T15"/></text:p>
      <text:p text:style-name="P84"><text:span text:style-name="T15">For server1: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3">docker compose -f docker-compose.remote_helpernode_cnnservermodel.yaml -f ../../../../docker-compose.remote-registry.yaml up -d smpc-server1</text:p>
          </table:table-cell>
        </table:table-row>
      </table:table>
      <text:p text:style-name="P82"/>
      <text:p text:style-name="P63"/>
      <text:p text:style-name="P64">For server2: <text:span text:style-name="T52">(HELPER NODE)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53">docker compose -f docker-compose.remote_helpernode_cnnservermodel.yaml -f ../../../../docker-compose.remote-registry.yaml up -d smpc-server2</text:p>
          </table:table-cell>
        </table:table-row>
      </table:table>
      <text:p text:style-name="P86"/>
      <text:p text:style-name="P95">MODEL PROVIDER</text:p>
      <text:p text:style-name="P86"><text:span text:style-name="T64">4</text:span><text:span text:style-name="T62">. Now execute model provider script locally , that creates shares for the model and sends it to servers 0 and 1.</text:span></text:p>
      <text:p text:style-name="P86"/>
      <text:p text:style-name="P68"><text:span text:style-name="T64">c</text:span>d <text:span text:style-name="T48">iudx-MOTION2NX/scripts/ServerModel_Architecture/HelperNode/</text:span><text:span text:style-name="T49">Multi</text:span><text:span text:style-name="T48">CNN</text:span></text:p>
      <text:p text:style-name="P86"><text:soft-page-break/><text:span text:style-name="T33">bash Mul_ModelProvider.sh</text:span><text:span text:style-name="T16"> </text:span><text:line-break/></text:p>
      <text:p text:style-name="P95">IMAGE PROVIDER</text:p>
      <text:p text:style-name="P87"><text:span text:style-name="T64">5</text:span>. Execute image provider script from GUI.</text:p>
      <text:p text:style-name="P68"><text:span text:style-name="T64">c</text:span>d <text:span text:style-name="T48">iudx-MOTION2NX/</text:span><text:span text:style-name="T47">GUI/</text:span></text:p>
      <text:p text:style-name="P68"><text:span text:style-name="T47"/></text:p>
      <text:p text:style-name="P68"><text:span text:style-name="T47">python3 main.py </text:span></text:p>
      <text:p text:style-name="P68"><text:span text:style-name="T47"/></text:p>
      <text:p text:style-name="P68"><text:span text:style-name="T47">Select Convolutional Neural Network with Helper Node </text:span></text:p>
      <text:p text:style-name="P68"><text:span text:style-name="T47"/></text:p>
      <text:p text:style-name="P68"><text:span text:style-name="T47">Draw image or select MNIST to upload image </text:span></text:p>
      <text:p text:style-name="P68"><text:span text:style-name="T47"/></text:p>
      <text:p text:style-name="P89"><text:span text:style-name="T33">Send Secret Shar</text:span><text:span text:style-name="T34">es </text:span></text:p>
      <text:p text:style-name="P89"><text:span text:style-name="T34"/></text:p>
      <text:p text:style-name="P95"><text:span text:style-name="T42">T</text:span><text:span text:style-name="T41">O RUN CIFAR NEXT </text:span></text:p>
      <text:p text:style-name="P95"><text:span text:style-name="T41"/></text:p>
      <text:p text:style-name="P89"><text:span text:style-name="T29">6. </text:span><text:span text:style-name="T34">To run CIFAR data exit , </text:span><text:span text:style-name="T35">from all docker containers in each cloud</text:span></text:p>
      <text:p text:style-name="P89"><text:span text:style-name="T34"/></text:p>
      <text:p text:style-name="P54"><text:span text:style-name="T34">docker compose -f docker-compose.remote_helpernode_cnnservermodel.yaml -f ../../../../docker-compose.remote-registry.yaml </text:span><text:span text:style-name="T64">down <text:s/></text:span></text:p>
      <text:p text:style-name="P90"><text:span text:style-name="T28"/></text:p>
      <text:p text:style-name="P91"><text:span text:style-name="T36">cd ../../../../ </text:span><text:span text:style-name="T31">iudx-MOTION2NX/</text:span><text:span text:style-name="T36">config_files</text:span></text:p>
      <text:p text:style-name="P89"><text:span text:style-name="T34"/></text:p>
      <text:p text:style-name="P97"><text:span text:style-name="T4">CIFAR</text:span><text:span text:style-name="T70"> </text:span></text:p>
      <text:p text:style-name="P51"><text:span text:style-name="T31"/></text:p>
      <text:p text:style-name="P52"><text:span text:style-name="T67">1.</text:span><text:span text:style-name="T28">cd ../../../../ </text:span><text:span text:style-name="T31">iudx-MOTION2NX/</text:span><text:span text:style-name="T28">config_files </text:span><text:span text:style-name="T35">in cloud </text:span></text:p>
      <text:p text:style-name="P50"><text:span text:style-name="T31"/></text:p>
      <text:p text:style-name="P48">Config files using :</text:p>
      <text:p text:style-name="P48"/>
      <text:p text:style-name="P49"><text:span text:style-name="T63">2. Change </text:span>Config files using :</text:p>
      <text:p text:style-name="P49"/>
      <text:p text:style-name="P49">image_config.json – <text:span text:style-name="T59">chamged in </text:span><text:span text:style-name="T60">local. </text:span></text:p>
      <text:p text:style-name="P49"/>
      <text:p text:style-name="P30">image_config,json – change channels , rows , columns. <text:span text:style-name="T43">Update this where image provider exists.</text:span></text:p>
      <text:p text:style-name="P11"/>
      <text:p text:style-name="P15"><text:span text:style-name="T4">image_id doesnt matter in server model. </text:span><text:span text:style-name="T56">This image_provider.json is accessed by MUL_</text:span><text:span text:style-name="T58">Image</text:span><text:span text:style-name="T56">Provider.sh</text:span></text:p>
      <text:p text:style-name="P48"/>
      <text:p text:style-name="P48">image_config.json</text:p>
      <text:p text:style-name="P44">{</text:p>
      <text:p text:style-name="P44"><text:soft-page-break/><text:s text:c="4"/>"cs0_host": "20.197.27.117",</text:p>
      <text:p text:style-name="P44"><text:s text:c="4"/>"cs1_host": "13.200.145.195",</text:p>
      <text:p text:style-name="P44"><text:s text:c="4"/>"cs0_dns_resolve": false,</text:p>
      <text:p text:style-name="P44"><text:s text:c="4"/>"cs1_dns_resolve": false,</text:p>
      <text:p text:style-name="P44"><text:s text:c="4"/>"cs0_port_cs0_output_receiver": 4007,</text:p>
      <text:p text:style-name="P44"><text:s text:c="4"/>"cs0_port_cs1_output_receiver": 4008,</text:p>
      <text:p text:style-name="P44"><text:s text:c="4"/>"cs0_port_image_receiver": 4014,</text:p>
      <text:p text:style-name="P44"><text:s text:c="4"/>"cs1_port_image_receiver": 4015,</text:p>
      <text:p text:style-name="P44"><text:s text:c="4"/>"fractional_bits": 13,</text:p>
      <text:p text:style-name="P44"><text:s text:c="4"/>"image_id": 2,</text:p>
      <text:p text:style-name="P44"><text:s text:c="4"/>"image_rows": <text:span text:style-name="T53">32</text:span>,</text:p>
      <text:p text:style-name="P44"><text:s text:c="4"/>"image_cols": <text:span text:style-name="T53">32</text:span>,</text:p>
      <text:p text:style-name="P44"><text:s text:c="4"/>"channels": <text:span text:style-name="T53">3</text:span></text:p>
      <text:p text:style-name="P44">}</text:p>
      <text:p text:style-name="P44"/>
      <text:p text:style-name="P17"><text:span text:style-name="T64">3. </text:span><text:span text:style-name="T56">T</text:span>he <text:span text:style-name="T64">below </text:span>commands are for reverse tunnelling</text:p>
      <text:p text:style-name="P17"><text:span text:style-name="T56">E</text:span>xecute the below commands locally at image provider side. Since image provider is the output ownwer. </text:p>
      <text:p text:style-name="P17"/>
      <text:p text:style-name="P60"><text:bookmark text:name="docs-internal-guid-64057b73-7fff-88bf-0e90-f2293580ad811"/><text:span text:style-name="T56"><text:tab/>Open one terminal and reverse tunnel to receive image output shares from server 0</text:span></text:p>
      <text:p text:style-name="P58"/>
      <table:table table:name="Table6" table:style-name="Table6">
        <table:table-column table:style-name="Table6.A"/>
        <table:table-row>
          <table:table-cell table:style-name="Table6.A1" office:value-type="string">
            <text:p text:style-name="P55">autossh -M 23323 -N -q -o "ExitOnForwardFailure yes"  -o "ServerAliveInterval 10" -o "ServerAliveCountMax 3" -R 4007:localhost:4007 sshtunuser@analytics.iudx.org.in -i ~/.ssh/iudx_cloud</text:p>
          </table:table-cell>
        </table:table-row>
      </table:table>
      <text:list xml:id="list155421191477753" text:continue-numbering="true" text:style-name="L5">
        <text:list-header>
          <text:p text:style-name="P78"><text:span text:style-name="T15"/></text:p>
          <text:p text:style-name="P78"><text:span text:style-name="T15">Open another terminal and reverse tunnel to receive image output shares from server 1</text:span></text:p>
        </text:list-header>
      </text:list>
      <text:p text:style-name="P81"><text:span text:style-name="T11"/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55">autossh -M 23325 -N -q -o "ExitOnForwardFailure yes"  -o                         "ServerAliveInterval 10" -o "ServerAliveCountMax 3" -R 4008:localhost:4008 sshtunuser@analytics.iudx.org.in -i ~/.ssh/iudx_cloud</text:p>
          </table:table-cell>
        </table:table-row>
      </table:table>
      <text:p text:style-name="P92"><text:span text:style-name="T66"/></text:p>
      <text:p text:style-name="P44"/>
      <text:p text:style-name="P76"><text:span text:style-name="T65">SERVERS</text:span></text:p>
      <text:p text:style-name="P35"/>
      <text:p text:style-name="P40"><text:span text:style-name="T64">1. </text:span>smpc-helpernode-config.json – <text:span text:style-name="T60">This file has to be changed both locally and in all the servers. This file is accessed by MUL_model_provider.sh to read ip addresses to comuunicate with servers.</text:span></text:p>
      <text:p text:style-name="P40"><text:tab/><text:span text:style-name="T60">In servers 0, 1 <text:s/>and 2 we should make sure image_rows = </text:span><text:span text:style-name="T68">32</text:span><text:span text:style-name="T60">, channles = </text:span><text:span text:style-name="T68">3</text:span><text:span text:style-name="T60"> and layer types to be (1, 1, </text:span><text:span text:style-name="T68">1, 1, 0, 0) , </text:span><text:span text:style-name="T69">number_of_layers = 6.</text:span></text:p>
      <text:p text:style-name="P40"/>
      <text:p text:style-name="P40"/>
      <text:p text:style-name="P41"><text:span text:style-name="T68">s</text:span>mpc-helpernode-config.json </text:p>
      <text:p text:style-name="P41"/>
      <text:p text:style-name="P41">{</text:p>
      <text:p text:style-name="P41"><text:s text:c="4"/>"cs0_host": "20.197.27.117",</text:p>
      <text:p text:style-name="P41"><text:s text:c="4"/>"cs1_host": "13.200.145.195",</text:p>
      <text:p text:style-name="P41"><text:s text:c="4"/>"helpernode_host": "15.206.80.191",</text:p>
      <text:p text:style-name="P41"><text:s text:c="4"/>"reverse_ssh_host": "52.172.238.250",</text:p>
      <text:p text:style-name="P41"><text:s text:c="4"/>"cs0_dns_resolve": false,</text:p>
      <text:p text:style-name="P41"><text:s text:c="4"/>"cs1_dns_resolve": false,</text:p>
      <text:p text:style-name="P41"><text:s text:c="4"/>"helpernode_dns_resolve": false,</text:p>
      <text:p text:style-name="P41"><text:s text:c="4"/>"reverse_ssh_dns_resolve": false,</text:p>
      <text:p text:style-name="P41"><text:s text:c="4"/>"cs0_port_model_receiver": 4005,</text:p>
      <text:p text:style-name="P41"><text:s text:c="4"/>"cs1_port_model_receiver": 4006,</text:p>
      <text:p text:style-name="P41"><text:soft-page-break/><text:s text:c="4"/>"cs0_port_cs0_output_receiver": 4007,</text:p>
      <text:p text:style-name="P41"><text:s text:c="4"/>"cs0_port_cs1_output_receiver": 4008,</text:p>
      <text:p text:style-name="P41"><text:s text:c="4"/>"cs0_port_inference": 4009,</text:p>
      <text:p text:style-name="P41"><text:s text:c="4"/>"cs1_port_inference":4010,</text:p>
      <text:p text:style-name="P41"><text:s text:c="4"/>"helpernode_port_inference":4011,</text:p>
      <text:p text:style-name="P41"><text:s text:c="4"/>"relu0_port_inference": 4012,</text:p>
      <text:p text:style-name="P41"><text:s text:c="4"/>"relu1_port_inference": 4013,</text:p>
      <text:p text:style-name="P41"><text:s text:c="4"/>"cs0_port_image_receiver": 4014,</text:p>
      <text:p text:style-name="P41"><text:s text:c="4"/>"cs1_port_image_receiver": 4015,</text:p>
      <text:p text:style-name="P41"><text:s text:c="4"/>"number_of_layers": <text:span text:style-name="T54">6</text:span>,</text:p>
      <text:p text:style-name="P41"><text:s text:c="4"/>"fractional_bits": 13,</text:p>
      <text:p text:style-name="P41"><text:s text:c="4"/>"image_id": 0,</text:p>
      <text:p text:style-name="P41"><text:s text:c="4"/>"image_rows": <text:span text:style-name="T54">32</text:span>,</text:p>
      <text:p text:style-name="P41"><text:s text:c="4"/>"channels": <text:span text:style-name="T54">3</text:span>,</text:p>
      <text:p text:style-name="P41"><text:s text:c="4"/>"layer_types": [1,1,<text:span text:style-name="T54">1,1,0</text:span>,0]</text:p>
      <text:p text:style-name="P41">}</text:p>
      <text:p text:style-name="P22"/>
      <text:p text:style-name="P22"/>
      <text:p text:style-name="P19">MODEL PROVIDER</text:p>
      <text:p text:style-name="P21"/>
      <text:p text:style-name="P31"><text:span text:style-name="T64">1</text:span>. model_helpernode_config.<text:span text:style-name="T4">json – </text:span><text:span text:style-name="T59">changed locally, </text:span><text:span text:style-name="T61">used by <text:s/></text:span><text:span text:style-name="T8">MUL_ModelProvider.sh </text:span><text:span text:style-name="T9">to get the information about model parameters.</text:span></text:p>
      <text:p text:style-name="P31"><text:span text:style-name="T9"/></text:p>
      <text:p text:style-name="P43">For mnist copy from ex-2l_mnist-model_cnn_config.json </text:p>
      <text:p text:style-name="P43">For cifar copy from example-model_cnn_config.json</text:p>
      <text:p text:style-name="P43"/>
      <text:p text:style-name="P5"><text:span text:style-name="T61">Update this where model provider exists.</text:span><text:span text:style-name="T56">This json file is accessed by MUL_ModelProvider.sh </text:span><text:span text:style-name="T57">only.</text:span></text:p>
      <text:p text:style-name="P5"/>
      <text:p text:style-name="P32">model_helpernode_config.<text:span text:style-name="T4">json </text:span></text:p>
      <text:p text:style-name="P32"/>
      <text:p text:style-name="P41">{</text:p>
      <text:p text:style-name="P41"><text:s text:c="4"/>"no_of_layers" : 6,</text:p>
      <text:p text:style-name="P41"><text:s text:c="4"/>"Layers" : {</text:p>
      <text:p text:style-name="P41"><text:s text:c="8"/>"1" : { </text:p>
      <text:p text:style-name="P41"><text:s text:c="12"/>"Weights" : {"type": "CN", "kernels": 32, "channels": 3, "rows" : 3, "columns" : 3, "pads": [1,1,1,1], "strides": [1,1], "file_name" : "CIFAR10/W1.csv"}, </text:p>
      <text:p text:style-name="P41"><text:s text:c="12"/>"Bias" : {"rows" : 32, "columns" : 1, "file_name" : "CIFAR10/B1.csv"}},</text:p>
      <text:p text:style-name="P41"><text:s text:c="8"/>"2" : {</text:p>
      <text:p text:style-name="P41"><text:s text:c="12"/>"Weights" : {"type": "CN", "kernels": 32, "channels": 32, "rows" : 5, "columns" : 5, "pads": [1,1,1,1], "strides": [2,2], "file_name" : "CIFAR10/W2.csv"}, </text:p>
      <text:p text:style-name="P41"><text:s text:c="12"/>"Bias" : {"rows" : 32, "columns" : 1, "file_name" : "CIFAR10/B2.csv"}},</text:p>
      <text:p text:style-name="P41"><text:s text:c="8"/>"3" : {</text:p>
      <text:p text:style-name="P41"><text:s text:c="12"/>"Weights" : {"type": "CN", "kernels": 64, "channels": 32, "rows" : 5, "columns" : 5, "pads": [2,2,2,2], "strides": [2,2], "file_name" : "CIFAR10/W3.csv"}, </text:p>
      <text:p text:style-name="P41"><text:s text:c="12"/>"Bias" : {"rows" : 64, "columns" : 1, "file_name" : "CIFAR10/B3.csv"}},</text:p>
      <text:p text:style-name="P41"><text:s text:c="8"/>"4" : {</text:p>
      <text:p text:style-name="P41"><text:s text:c="12"/>"Weights" : {"type": "CN", "kernels": 64, "channels": 64, "rows" : 3, "columns" : 3, "pads": [0,0,0,0], "strides": [1,1], "file_name" : "CIFAR10/W4.csv"}, </text:p>
      <text:p text:style-name="P41"><text:s text:c="12"/>"Bias" : {"rows" : 64, "columns" : 1, "file_name" : "CIFAR10/B4.csv"}},</text:p>
      <text:p text:style-name="P41"><text:s text:c="8"/>"5" : {</text:p>
      <text:p text:style-name="P41"><text:s text:c="12"/>"Weights" : {"rows" : 512, "columns" : 2304, "file_name" : "CIFAR10/W5.csv"}, </text:p>
      <text:p text:style-name="P41"><text:s text:c="12"/>"Bias" : {"rows" : 512, "columns" : 1, "file_name" : "CIFAR10/B5.csv"}},</text:p>
      <text:p text:style-name="P41"><text:soft-page-break/><text:s text:c="8"/>"6" : {</text:p>
      <text:p text:style-name="P41"><text:s text:c="12"/>"Weights" : {"rows" : 10, "columns" : 512, "file_name" : "CIFAR10/W6.csv"}, </text:p>
      <text:p text:style-name="P41"><text:s text:c="12"/>"Bias" : {"rows" : 10, "columns" : 1, "file_name" : "CIFAR10/B6.csv"}}</text:p>
      <text:p text:style-name="P41"><text:s text:c="4"/>}</text:p>
      <text:p text:style-name="P41">}</text:p>
      <text:p text:style-name="P8"/>
      <text:p text:style-name="P23"/>
      <text:p text:style-name="P24">AT SERVERS</text:p>
      <text:p text:style-name="P5"/>
      <text:p text:style-name="P5"/>
      <text:p text:style-name="P93"><text:span text:style-name="T37">1</text:span><text:span text:style-name="T30">. </text:span><text:span text:style-name="T31">cd iudx-MOTION2NX/scripts/ServerModel_Architecture/HelperNode/</text:span><text:span text:style-name="T32">Multi</text:span><text:span text:style-name="T31">CNN</text:span></text:p>
      <text:p text:style-name="P93"><text:span text:style-name="T31"/></text:p>
      <text:p text:style-name="P93"><text:span text:style-name="T37">2</text:span><text:span text:style-name="T29">. </text:span><text:span text:style-name="T15">List the files inside the folder and select the docker compose file user wants to run.</text:span></text:p>
      <text:p text:style-name="P65">Enter the below cmd lines to execute scripts in docker : </text:p>
      <text:p text:style-name="P93"/>
      <text:p text:style-name="P71"><text:span text:style-name="T51">For server0: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56">docker compose -f docker-compose.remote_helpernode_cnnservermodel.yaml -f ../../../../docker-compose.remote-registry.yaml up -d smpc-server0</text:p>
          </table:table-cell>
        </table:table-row>
      </table:table>
      <text:p text:style-name="P85"><text:span text:style-name="T15"/></text:p>
      <text:p text:style-name="P85"><text:span text:style-name="T15">For server1: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56">docker compose -f docker-compose.remote_helpernode_cnnservermodel.yaml -f ../../../../docker-compose.remote-registry.yaml up -d smpc-server1</text:p>
          </table:table-cell>
        </table:table-row>
      </table:table>
      <text:p text:style-name="P93"/>
      <text:p text:style-name="P66"/>
      <text:p text:style-name="P67">For server2: <text:span text:style-name="T52">(HELPER NODE)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56">docker compose -f docker-compose.remote_helpernode_cnnservermodel.yaml -f ../../../../docker-compose.remote-registry.yaml up -d smpc-server2</text:p>
          </table:table-cell>
        </table:table-row>
      </table:table>
      <text:p text:style-name="P73"/>
      <text:p text:style-name="P96">MODEL PROVIDER</text:p>
      <text:p text:style-name="P94"><text:span text:style-name="T64">4</text:span><text:span text:style-name="T62">. Now execute model provider script locally , that creates shares for the model and sends it to servers 0 and 1.</text:span></text:p>
      <text:p text:style-name="P94"/>
      <text:p text:style-name="P69"><text:span text:style-name="T64">c</text:span>d <text:span text:style-name="T48">iudx-MOTION2NX/scripts/ServerModel_Architecture/HelperNode/</text:span><text:span text:style-name="T49">Multi</text:span><text:span text:style-name="T48">CNN</text:span></text:p>
      <text:p text:style-name="P94"><text:span text:style-name="T33">bash Mul_ModelProvider.sh</text:span><text:span text:style-name="T16"> </text:span><text:line-break/></text:p>
      <text:p text:style-name="P96">IMAGE PROVIDER</text:p>
      <text:p text:style-name="P88"><text:span text:style-name="T64">5</text:span>. Execute image provider script from GUI.</text:p>
      <text:p text:style-name="P69"><text:span text:style-name="T64">c</text:span>d <text:span text:style-name="T48">iudx-MOTION2NX/</text:span><text:span text:style-name="T47">GUI/</text:span></text:p>
      <text:p text:style-name="P69"><text:span text:style-name="T47"/></text:p>
      <text:p text:style-name="P69"><text:soft-page-break/><text:span text:style-name="T47">python3 main.py </text:span></text:p>
      <text:p text:style-name="P69"><text:span text:style-name="T47"/></text:p>
      <text:p text:style-name="P69"><text:span text:style-name="T47">Select Convolutional Neural Network with Helper Node </text:span></text:p>
      <text:p text:style-name="P69"><text:span text:style-name="T47"/></text:p>
      <text:p text:style-name="P69"><text:span text:style-name="T47">Draw image or select MNIST to upload image </text:span></text:p>
      <text:p text:style-name="P69"><text:span text:style-name="T47"/></text:p>
      <text:p text:style-name="P74"><text:span text:style-name="T33">Send Secret Shar</text:span><text:span text:style-name="T34">es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Consolas" svg:font-family="Consolas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14:28:26.713807680</meta:creation-date>
    <dc:date>2024-06-11T15:54:19.465577400</dc:date>
    <meta:editing-duration>PT1H15M27S</meta:editing-duration>
    <meta:editing-cycles>30</meta:editing-cycles>
    <meta:generator>LibreOffice/7.3.7.2$Linux_X86_64 LibreOffice_project/30$Build-2</meta:generator>
    <meta:document-statistic meta:table-count="10" meta:image-count="0" meta:object-count="0" meta:page-count="8" meta:paragraph-count="220" meta:word-count="1253" meta:character-count="10989" meta:non-whitespace-character-count="9200"/>
  </office:meta>
</office:document-meta>
</file>